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#######################################</text:span></text:p>
      <text:p text:style-name="P2"><text:span text:style-name="T2_1">#<text:s/></text:span><text:span text:style-name="T2_2">Syntax</text:span><text:span text:style-name="T2_3"><text:s/></text:span><text:span text:style-name="T2_4">Coloring</text:span><text:span text:style-name="T2_5"><text:s/></text:span><text:span text:style-name="T2_6">Map</text:span><text:span text:style-name="T2_7"><text:s/></text:span><text:span text:style-name="T2_8">For</text:span><text:span text:style-name="T2_9"><text:s/></text:span><text:span text:style-name="T2_10">TM</text:span><text:span text:style-name="T2_11">1638<text:s/></text:span><text:span text:style-name="T2_12">Lib</text:span></text:p>
      <text:p text:style-name="P3"><text:span text:style-name="T3_1">#######################################</text:span></text:p>
      <text:p text:style-name="P4"/>
      <text:p text:style-name="P5"><text:span text:style-name="T5_1">#######################################</text:span></text:p>
      <text:p text:style-name="P6"><text:span text:style-name="T6_1">#<text:s/></text:span><text:span text:style-name="T6_2">Datatypes</text:span><text:span text:style-name="T6_3"><text:s/>(</text:span><text:span text:style-name="T6_4">KEYWORD</text:span><text:span text:style-name="T6_5">1)</text:span></text:p>
      <text:p text:style-name="P7"><text:span text:style-name="T7_1">#######################################</text:span></text:p>
      <text:p text:style-name="P8"/>
      <text:p text:style-name="P9"><text:span text:style-name="T9_1">TM</text:span><text:span text:style-name="T9_2">16</text:span><text:span text:style-name="T9_3">XX</text:span><text:span text:style-name="T9_4"><text:tab/></text:span><text:span text:style-name="T9_5">KEYWORD</text:span><text:span text:style-name="T9_6">1</text:span></text:p>
      <text:p text:style-name="P10"><text:span text:style-name="T10_1">TM</text:span><text:span text:style-name="T10_2">1638<text:tab/></text:span><text:span text:style-name="T10_3">KEYWORD</text:span><text:span text:style-name="T10_4">1</text:span></text:p>
      <text:p text:style-name="P11"><text:span text:style-name="T11_1">TM</text:span><text:span text:style-name="T11_2">1640<text:tab/></text:span><text:span text:style-name="T11_3">KEYWORD</text:span><text:span text:style-name="T11_4">1</text:span></text:p>
      <text:p text:style-name="P12"><text:span text:style-name="T12_1">InvertedTM</text:span><text:span text:style-name="T12_2">1638<text:tab/></text:span><text:span text:style-name="T12_3">KEYWORD</text:span><text:span text:style-name="T12_4">1</text:span></text:p>
      <text:p text:style-name="P13"/>
      <text:p text:style-name="P14"><text:span text:style-name="T14_1">#######################################</text:span></text:p>
      <text:p text:style-name="P15"><text:span text:style-name="T15_1">#<text:s/></text:span><text:span text:style-name="T15_2">Methods</text:span><text:span text:style-name="T15_3"><text:s/></text:span><text:span text:style-name="T15_4">and</text:span><text:span text:style-name="T15_5"><text:s/></text:span><text:span text:style-name="T15_6">Functions</text:span><text:span text:style-name="T15_7"><text:s/>(</text:span><text:span text:style-name="T15_8">KEYWORD</text:span><text:span text:style-name="T15_9">2)</text:span></text:p>
      <text:p text:style-name="P16"><text:span text:style-name="T16_1">#######################################</text:span></text:p>
      <text:p text:style-name="P17"/>
      <text:p text:style-name="P18"><text:span text:style-name="T18_1">setupDisplay</text:span><text:span text:style-name="T18_2"><text:tab/></text:span><text:span text:style-name="T18_3">KEYWORD</text:span><text:span text:style-name="T18_4">2</text:span></text:p>
      <text:p text:style-name="P19"><text:span text:style-name="T19_1">setDisplayToHexNumber</text:span><text:span text:style-name="T19_2"><text:tab/></text:span><text:span text:style-name="T19_3">KEYWORD</text:span><text:span text:style-name="T19_4">2</text:span></text:p>
      <text:p text:style-name="P20"><text:span text:style-name="T20_1">setDisplayToDecNumber</text:span><text:span text:style-name="T20_2"><text:tab/></text:span><text:span text:style-name="T20_3">KEYWORD</text:span><text:span text:style-name="T20_4">2</text:span></text:p>
      <text:p text:style-name="P21"><text:span text:style-name="T21_1">setDisplayToBinNumber</text:span><text:span text:style-name="T21_2"><text:tab/></text:span><text:span text:style-name="T21_3">KEYWORD</text:span><text:span text:style-name="T21_4">2</text:span></text:p>
      <text:p text:style-name="P22"><text:span text:style-name="T22_1">setDisplayDigit</text:span><text:span text:style-name="T22_2"><text:tab/></text:span><text:span text:style-name="T22_3">KEYWORD</text:span><text:span text:style-name="T22_4">2</text:span></text:p>
      <text:p text:style-name="P23"><text:span text:style-name="T23_1">setDisplay</text:span><text:span text:style-name="T23_2"><text:tab/></text:span><text:span text:style-name="T23_3">KEYWORD</text:span><text:span text:style-name="T23_4">2</text:span></text:p>
      <text:p text:style-name="P24"><text:span text:style-name="T24_1">clearDisplay</text:span><text:span text:style-name="T24_2"><text:tab/></text:span><text:span text:style-name="T24_3">KEYWORD</text:span><text:span text:style-name="T24_4">2</text:span></text:p>
      <text:p text:style-name="P25"><text:span text:style-name="T25_1">setDisplayToString</text:span><text:span text:style-name="T25_2"><text:tab/></text:span><text:span text:style-name="T25_3">KEYWORD</text:span><text:span text:style-name="T25_4">2</text:span></text:p>
      <text:p text:style-name="P26"><text:span text:style-name="T26_1">setLED</text:span><text:span text:style-name="T26_2"><text:tab/></text:span><text:span text:style-name="T26_3">KEYWORD</text:span><text:span text:style-name="T26_4">2</text:span></text:p>
      <text:p text:style-name="P27"><text:span text:style-name="T27_1">setLEDs</text:span><text:span text:style-name="T27_2"><text:tab/></text:span><text:span text:style-name="T27_3">KEYWORD</text:span><text:span text:style-name="T27_4">2</text:span></text:p>
      <text:p text:style-name="P28"><text:span text:style-name="T28_1">getButtons</text:span><text:span text:style-name="T28_2"><text:tab/></text:span><text:span text:style-name="T28_3">KEYWORD</text:span><text:span text:style-name="T28_4">2</text:span></text:p>
      <text:p text:style-name="P29"><text:span text:style-name="T29_1">sendCommand</text:span><text:span text:style-name="T29_2"><text:tab/></text:span><text:span text:style-name="T29_3">KEYWORD</text:span><text:span text:style-name="T29_4">2</text:span></text:p>
      <text:p text:style-name="P30"><text:span text:style-name="T30_1">sendData</text:span><text:span text:style-name="T30_2"><text:tab/></text:span><text:span text:style-name="T30_3">KEYWORD</text:span><text:span text:style-name="T30_4">2</text:span></text:p>
      <text:p text:style-name="P31"><text:span text:style-name="T31_1">sendChar</text:span><text:span text:style-name="T31_2"><text:tab/></text:span><text:span text:style-name="T31_3">KEYWORD</text:span><text:span text:style-name="T31_4">2</text:span></text:p>
      <text:p text:style-name="P32"><text:span text:style-name="T32_1">send</text:span><text:span text:style-name="T32_2"><text:tab/></text:span><text:span text:style-name="T32_3">KEYWORD</text:span><text:span text:style-name="T32_4">2</text:span></text:p>
      <text:p text:style-name="P33"><text:span text:style-name="T33_1">receive</text:span><text:span text:style-name="T33_2"><text:tab/></text:span><text:span text:style-name="T33_3">KEYWORD</text:span><text:span text:style-name="T33_4">2</text:span></text:p>
      <text:p text:style-name="P34"/>
      <text:p text:style-name="P35"><text:span text:style-name="T35_1">#######################################</text:span></text:p>
      <text:p text:style-name="P36"><text:span text:style-name="T36_1">#<text:s/></text:span><text:span text:style-name="T36_2">Constants</text:span><text:span text:style-name="T36_3"><text:s/>(</text:span><text:span text:style-name="T36_4">LITERAL</text:span><text:span text:style-name="T36_5">1)</text:span></text:p>
      <text:p text:style-name="P37"><text:span text:style-name="T37_1">#######################################</text:span></text:p>
      <text:p text:style-name="P38"><text:span text:style-name="T38_1">TM</text:span><text:span text:style-name="T38_2">1638_</text:span><text:span text:style-name="T38_3">COLOR</text:span><text:span text:style-name="T38_4">_</text:span><text:span text:style-name="T38_5">RED</text:span><text:span text:style-name="T38_6"><text:tab/></text:span><text:span text:style-name="T38_7">LITERAL</text:span><text:span text:style-name="T38_8">1</text:span></text:p>
      <text:p text:style-name="P39"><text:span text:style-name="T39_1">TM</text:span><text:span text:style-name="T39_2">1638_</text:span><text:span text:style-name="T39_3">COLOR</text:span><text:span text:style-name="T39_4">_</text:span><text:span text:style-name="T39_5">GREEN</text:span><text:span text:style-name="T39_6"><text:tab/></text:span><text:span text:style-name="T39_7">LITERAL</text:span><text:span text:style-name="T39_8">1</text:span></text:p>
      <text:p text:style-name="P4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